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D8FE7EF4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2.A" style:family="table-column">
      <style:table-column-properties style:column-width="3.233cm" style:rel-column-width="10764*"/>
    </style:style>
    <style:style style:name="Table2.B" style:family="table-column">
      <style:table-column-properties style:column-width="2.309cm" style:rel-column-width="7685*"/>
    </style:style>
    <style:style style:name="Table2.C" style:family="table-column">
      <style:table-column-properties style:column-width="14.145cm" style:rel-column-width="47086*"/>
    </style:style>
    <style:style style:name="Table2.1" style:family="table-row">
      <style:table-row-properties fo:background-color="#e6e6e6">
        <style:background-image/>
      </style:table-row-properties>
    </style:style>
    <style:style style:name="Table2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2.2" style:family="table-row">
      <style:table-row-properties fo:background-color="#ffffcc">
        <style:background-image/>
      </style:table-row-properties>
    </style:style>
    <style:style style:name="Table2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24.A" style:family="table-column">
      <style:table-column-properties style:column-width="3.233cm" style:rel-column-width="10764*"/>
    </style:style>
    <style:style style:name="Table24.B" style:family="table-column">
      <style:table-column-properties style:column-width="2.309cm" style:rel-column-width="7685*"/>
    </style:style>
    <style:style style:name="Table24.C" style:family="table-column">
      <style:table-column-properties style:column-width="14.145cm" style:rel-column-width="47086*"/>
    </style:style>
    <style:style style:name="Table24.1" style:family="table-row">
      <style:table-row-properties fo:background-color="#e6e6e6">
        <style:background-image/>
      </style:table-row-properties>
    </style:style>
    <style:style style:name="Table24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24.2" style:family="table-row">
      <style:table-row-properties fo:background-color="#ffffcc">
        <style:background-image/>
      </style:table-row-properties>
    </style:style>
    <style:style style:name="Table24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24.C3" style:family="table-cell" style:data-style-name="N0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3.A" style:family="table-column">
      <style:table-column-properties style:column-width="3.223cm" style:rel-column-width="10757*"/>
    </style:style>
    <style:style style:name="Table3.B" style:family="table-column">
      <style:table-column-properties style:column-width="2.298cm" style:rel-column-width="7670*"/>
    </style:style>
    <style:style style:name="Table3.C" style:family="table-column">
      <style:table-column-properties style:column-width="14.115cm" style:rel-column-width="47108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3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3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3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Table5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3.233cm" style:rel-column-width="10764*"/>
    </style:style>
    <style:style style:name="Table5.B" style:family="table-column">
      <style:table-column-properties style:column-width="2.309cm" style:rel-column-width="7685*"/>
    </style:style>
    <style:style style:name="Table5.C" style:family="table-column">
      <style:table-column-properties style:column-width="14.145cm" style:rel-column-width="47086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4.A" style:family="table-column">
      <style:table-column-properties style:column-width="3.223cm" style:rel-column-width="10757*"/>
    </style:style>
    <style:style style:name="Table4.B" style:family="table-column">
      <style:table-column-properties style:column-width="2.298cm" style:rel-column-width="7670*"/>
    </style:style>
    <style:style style:name="Table4.C" style:family="table-column">
      <style:table-column-properties style:column-width="14.115cm" style:rel-column-width="47108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4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4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4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style:font-name="Courier 10 Pitch" fo:font-weight="normal" style:font-weight-asian="normal" style:font-weight-complex="normal"/>
    </style:style>
    <style:style style:name="T2" style:family="text">
      <style:text-properties fo:color="#2300dc" style:font-name="Verdana" style:text-underline-style="none" fo:font-weight="normal" style:font-size-asian="10.5pt"/>
    </style:style>
    <style:style style:name="T3" style:family="text">
      <style:text-properties fo:font-style="italic" style:font-style-asian="italic" style:font-style-complex="italic"/>
    </style:style>
    <style:style style:name="T4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5">SKS (Secure Key Store)</text:p>
      <text:p text:style-name="P5">API and Architecture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9">Table of Contents</text:p>
          </text:index-title>
          <text:p text:style-name="P10"><text:a xlink:type="simple" xlink:href="#3.Introduction|outline" text:style-name="Internet_20_link" text:visited-style-name="Internet_20_link">Introduction<text:tab/>3</text:a></text:p>
          <text:p text:style-name="P10"><text:a xlink:type="simple" xlink:href="#4.Architecture|outline" text:style-name="Internet_20_link" text:visited-style-name="Internet_20_link">Architecture<text:tab/>3</text:a></text:p>
          <text:p text:style-name="P10"><text:a xlink:type="simple" xlink:href="#5.Provisioning API|outline" text:style-name="Internet_20_link" text:visited-style-name="Internet_20_link">Provisioning API<text:tab/>3</text:a></text:p>
          <text:p text:style-name="P10"><text:a xlink:type="simple" xlink:href="#6.“Key User” API|outline" text:style-name="Internet_20_link" text:visited-style-name="Internet_20_link">“Key User” API<text:tab/>3</text:a></text:p>
          <text:p text:style-name="P10"><text:a xlink:type="simple" xlink:href="#7.Objects|outline" text:style-name="Internet_20_link" text:visited-style-name="Internet_20_link">Objects<text:tab/>4</text:a></text:p>
          <text:p text:style-name="P11"><text:a xlink:type="simple" xlink:href="#7.1.Key Protection Objects|outline" text:style-name="Internet_20_link" text:visited-style-name="Internet_20_link">Key Protection Objects<text:tab/>4</text:a></text:p>
          <text:p text:style-name="P10"><text:a xlink:type="simple" xlink:href="#8.Return Values|outline" text:style-name="Internet_20_link" text:visited-style-name="Internet_20_link">Return Values<text:tab/>4</text:a></text:p>
          <text:p text:style-name="P10"><text:a xlink:type="simple" xlink:href="#9.Method List|outline" text:style-name="Internet_20_link" text:visited-style-name="Internet_20_link">Method List<text:tab/>4</text:a></text:p>
          <text:p text:style-name="P11"><text:a xlink:type="simple" xlink:href="#9.1.SKS_Activate [24]|outline" text:style-name="Internet_20_link" text:visited-style-name="Internet_20_link">SKS_Activate [24]<text:tab/>5</text:a></text:p>
          <text:p text:style-name="P11"><text:a xlink:type="simple" xlink:href="#9.2.SKS_Deactivate [25]|outline" text:style-name="Internet_20_link" text:visited-style-name="Internet_20_link">SKS_Deactivate [25]<text:tab/>6</text:a></text:p>
        </text:index-body>
      </text:table-of-content>
      <text:p text:style-name="Contents_20_Heading"/>
      <text:h text:style-name="Heading_20_1" text:outline-level="1"/>
      <text:h text:style-name="Heading_20_1" text:outline-level="1"/>
      <text:h text:style-name="P8" text:outline-level="1">Introduction</text:h>
      <text:p text:style-name="Text_20_body">This document describes the API (Application Programming Interface) and architecture of an electronic component called SKS (Secure Key Store). <text:s text:c="2"/>SKS is essentially an enhanced smart card that is optimized for on-line provisioning of cryptographic keys and associated attributes.</text:p>
      <text:h text:style-name="Heading_20_1" text:outline-level="1">Architecture</text:h>
      <text:p text:style-name="Text_20_body">Below is a picture showing the components in the SKS architecture:</text:p>
      <text:p text:style-name="Text_20_body"><draw:frame draw:style-name="fr1" draw:name="Object2" text:anchor-type="paragraph" svg:x="2.496cm" svg:y="0.085cm" svg:width="15.072cm" svg:height="4.833cm" draw:z-index="0"><draw:object xlink:href="./Object 2" xlink:type="simple" xlink:show="embed" xlink:actuate="onLoad"/><draw:image xlink:href="./ObjectReplacements/Object 2" xlink:type="simple" xlink:show="embed" xlink:actuate="onLoad"/>
    </draw:frame>All operations inside of a SKS is supposed to be protected from tampering by malicious external entities but the degree of internal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may store credential data in the same external Flash where programs are stored, but sealed by an SKS‑resident “master key”. </text:p>
      <text:p text:style-name="Text_20_body">The <text:span text:style-name="T3">Device Certificate</text:span> and the associated <text:span text:style-name="T3">Attestation Private Key</text:span> form the foundation for the mechanism that secure provisioning of keys, which remains secure even if the surrounding middleware and network are unsecured.</text:p>
      <text:p text:style-name="Text_20_body">The <text:span text:style-name="T3">Cryptographic Engine</text:span> performs in addition to standard cryptographic operations on private and secret keys, the core of the provisioning operations which from an API point-of-view are considerably more complex than the former.</text:p>
      <text:h text:style-name="Heading_20_1" text:outline-level="1">Provisioning API</text:h>
      <text:p text:style-name="Text_20_body">The core of SKS is the cooperation between three associated systems: The KeyGen2 protocol, the SKS architecture, and the provisioning API described in this document. <text:s/>i.e. <text:span text:style-name="T3">these items must be matched</text:span> in order to create a secure and interoperable system. <text:s text:c="2"/>A question that arises is of course how compatible this scheme is with respect to current protocols, APIs, and smart cards. <text:s/>The simple answer is: NOT. <text:s/>The reason why SKS still makes sense is that none of the common protocols, APIs and smart cards actually support secure on-line provisioning to end-users because <text:span text:style-name="T3">the current generation of smart cards are almost exclusively personalized by fairly proprietary software used by specific card administrators or by automated production facilities</text:span>. <text:s/>It is clear that mobile phones need a scheme that is more consistent with the on-line paradigm since SIM-cards due to operator-bindings do not scale particularly well. <text:s text:c="2"/><text:span text:style-name="T3">“On the internet anybody can be an operator of something”</text:span>.</text:p>
      <text:h text:style-name="Heading_20_1" text:outline-level="1">“Key User” API</text:h>
      <text:p text:style-name="P6">In this document Key User API refers to operations that are used by security applications like SSL-client-certificate authentication, S/MIME, and Kerberos (PKINIT). <text:s/>The Key User API is not a core SKS facility but its implementation is anyway RECOMMENDED, particularly for SKSes that are featured in connectable containers such as smart cards since card middleware have proved to be a major stumbling block for wide-spread adoption of PKI cards for consumers. <text:s/>The described Key User API is fully mappable to the subset of CryptoAPI, PKCS#11, and JCE that most existing PKI-using applications rely on.</text:p>
      <text:p text:style-name="P6">The Key User API does not use authenticated sessions like featured in TPM 1.2 because this is a <text:span text:style-name="T3">local security option</text:span>, while the provisioning API has its own self-contained (mandatory) authentication scheme.</text:p>
      <text:p text:style-name="P6">If another Key User API is used the only requirement is that the things that are provisioned by the Provisioning API, are compatible.</text:p>
      <text:h text:style-name="P8" text:outline-level="1">Objects</text:h>
      <text:p text:style-name="P6">The SKS API (as well as its companion protocol KeyGeg2), assumes that objects are arranged in a specific fashion in order to work. <text:s/>At the core of the system are the cryptographic keys which unlike most other cryptographic APIs are not only used for authentication, signing etc. but also for key life-cycle management and management of key attributes. <text:s/>All provisioned keys, included symmetric dittos, are identified and managed through an X.509 certificate. <text:s/>The reason for this arrangement is that this facilitates <text:span text:style-name="T3">universal object management</text:span> as well as supporting the POI (Proof Of Issuance) concept for enabling <text:span text:style-name="T3">secure remote object management by independent issuers</text:span>.</text:p>
      <text:p text:style-name="P6">Note: unlike smart cards, SKS has no visible file system, only objects.</text:p>
      <text:h text:style-name="Heading_20_2" text:outline-level="2">Key Protection Objects</text:h>
      <text:p text:style-name="Text_20_body">Keys may optionally be protected by PIN-codes. <text:s/>Each PIN-protected key must have a separate error-counter, but a single PIN policy object may govern multiple keys. <text:s text:c="2"/>A PIN-policy and its associated keys are in turn governed by a PUK (Personal Unlock Key) policy object that can be used to reset error-counters that have passed the limit as defined by the PIN policy.</text:p>
      <text:p text:style-name="P6"><draw:frame draw:style-name="fr2" draw:name="Object1" text:anchor-type="paragraph" svg:x="6.103cm" svg:y="0.321cm" svg:width="6.362cm" svg:height="6.869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6">PIN and PUK policy objects are not directly addressable after provisioning; in order to read PIN and/or PUK policy data, you need to use an associated key handle as input.</text:p>
      <text:h text:style-name="Heading_20_1" text:outline-level="1"><text:reference-mark-start text:name="ReturnValues"/>Return Values<text:reference-mark-end text:name="ReturnValues"/></text:h>
      <text:h text:style-name="Heading_20_1" text:outline-level="1">Method List</text:h>
      <text:p text:style-name="Text_20_body"/>
      <text:p text:style-name="Text_20_body"><text:a xlink:type="simple" xlink:href="http://webpki.org/">http://webpki.org</text:a></text:p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C1" office:value-type="string">
            <text:p text:style-name="P4">Comment</text:p>
          </table:table-cell>
        </table:table-row>
        <table:table-row table:style-name="Table2.2">
          <table:table-cell table:style-name="Table2.A2" office:value-type="string">
            <text:p text:style-name="P3">status</text:p>
          </table:table-cell>
          <table:table-cell table:style-name="Table2.A2" office:value-type="string">
            <text:p text:style-name="P3">byte</text:p>
          </table:table-cell>
          <table:table-cell table:style-name="Table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h text:style-name="P12" text:outline-level="2"><text:reference-mark-start text:name="SKS_Activate"/>SKS_Activate<text:reference-mark-end text:name="SKS_Activate"/> [24]</text:h>
      <text:p text:style-name="Text_20_body">Input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4">Name</text:p>
          </table:table-cell>
          <table:table-cell table:style-name="Table24.A1" office:value-type="string">
            <text:p text:style-name="P4">Type</text:p>
          </table:table-cell>
          <table:table-cell table:style-name="Table24.C1" office:value-type="string">
            <text:p text:style-name="P4">Comment</text:p>
          </table:table-cell>
        </table:table-row>
        <table:table-row table:style-name="Table24.2">
          <table:table-cell table:style-name="Table24.A2" office:value-type="string">
            <text:p text:style-name="P3">status</text:p>
          </table:table-cell>
          <table:table-cell table:style-name="Table24.A2" office:value-type="string">
            <text:p text:style-name="P3">byte</text:p>
          </table:table-cell>
          <table:table-cell table:style-name="Table24.C2" office:value-type="string">
            <text:p text:style-name="P2">The actual <text:span text:style-name="T1">CyberLink</text:span> command</text:p>
          </table:table-cell>
        </table:table-row>
        <table:table-row table:style-name="Table24.2">
          <table:table-cell table:style-name="Table24.A2" office:value-type="string">
            <text:p text:style-name="P3"/>
          </table:table-cell>
          <table:table-cell table:style-name="Table24.A2" office:value-type="string">
            <text:p text:style-name="P3"/>
          </table:table-cell>
          <table:table-cell table:style-name="Table24.C3" office:value-type="float" office:value="2">
            <text:p text:style-name="P2">2</text:p>
          </table:table-cell>
        </table:table-row>
        <table:table-row table:style-name="Table24.2">
          <table:table-cell table:style-name="Table24.A2" office:value-type="string">
            <text:p text:style-name="P3"/>
          </table:table-cell>
          <table:table-cell table:style-name="Table24.A2" office:value-type="string">
            <text:p text:style-name="P3"/>
          </table:table-cell>
          <table:table-cell table:style-name="Table24.C2" office:value-type="string">
            <text:p text:style-name="P2">Sista raden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Type</text:p>
          </table:table-cell>
          <table:table-cell table:style-name="Table3.C1" office:value-type="string">
            <text:p text:style-name="P4">Name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aa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>aa</text:p>
          </table:table-cell>
        </table:table-row>
      </table:table>
      <text:p text:style-name="Text_20_body"/>
      <text:p text:style-name="Text_20_body">This is a sample API method m</text:p>
      <text:h text:style-name="P12" text:outline-level="2">SKS_Deactivate [25]</text:h>
      <text:p text:style-name="Text_20_body">In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Name</text:p>
          </table:table-cell>
          <table:table-cell table:style-name="Table5.A1" office:value-type="string">
            <text:p text:style-name="P4">Type</text:p>
          </table:table-cell>
          <table:table-cell table:style-name="Table5.C1" office:value-type="string">
            <text:p text:style-name="P4">Comment</text:p>
          </table:table-cell>
        </table:table-row>
        <table:table-row table:style-name="Table5.2">
          <table:table-cell table:style-name="Table5.A2" office:value-type="string">
            <text:p text:style-name="P3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Standard"/>
      <text:p text:style-name="Text_20_body">Out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Name</text:p>
          </table:table-cell>
          <table:table-cell table:style-name="Table4.A1" office:value-type="string">
            <text:p text:style-name="P3">Type</text:p>
          </table:table-cell>
          <table:table-cell table:style-name="Table4.C1" office:value-type="string">
            <text:p text:style-name="P3">Comment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byte</text:p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3">aa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2"/>
          </table:table-cell>
        </table:table-row>
      </table:table>
      <text:p text:style-name="Text_20_body"/>
      <text:p text:style-name="Text_20_body">This is a sample API method.</text:p>
      <text:p text:style-name="Text_20_body">You may call it from <text:span text:style-name="T2"><text:reference-ref text:reference-format="text" text:ref-name="SKS_Activate">SKS_Activate</text:reference-ref></text:span> h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0.824cm" fo:margin-bottom="0.333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</office:automatic-styles>
  <office:master-styles>
    <style:master-page style:name="Standard" style:page-layout-name="Mpm1">
      <style:footer>
        <text:p text:style-name="MP1">SKS (Secure Key Store) – API and Architecture<text:tab/>V0.1, WebPKI.org, 2010-01-07<text:tab/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ers</meta:initial-creator>
    <meta:creation-date>2010-01-04T17:51:27</meta:creation-date>
    <dc:creator>Anders Rundgren</dc:creator>
    <dc:date>2010-01-11T22:41:57.79</dc:date>
    <meta:editing-cycles>60</meta:editing-cycles>
    <meta:editing-duration>PT17H17M42S</meta:editing-duration>
    <meta:document-statistic meta:table-count="5" meta:image-count="0" meta:object-count="2" meta:page-count="6" meta:paragraph-count="76" meta:word-count="853" meta:character-count="529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2.305cm" svg:height="0.635cm" svg:x="6.75cm" svg:y="7.385cm">
          <text:p text:style-name="P1"><text:span text:style-name="T1">Key Handle</text:span></text:p>
          <draw:enhanced-geometry svg:viewBox="0 0 21600 21600" draw:path-stretchpoint-x="10800" draw:path-stretchpoint-y="10800" draw:text-areas="?f3 ?f4 ?f5 ?f6" draw:extrusion="false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1" draw:text-style-name="P1" draw:id="id2" draw:layer="layout" svg:width="2.24cm" svg:height="0.635cm" svg:x="7.315cm" svg:y="4.81cm">
          <text:p text:style-name="P1"><text:span text:style-name="T1">PIN Policy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2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2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2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2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2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24cm" svg:height="0.635cm" svg:x="7.85cm" svg:y="2.27cm">
          <text:p text:style-name="P1"><text:span text:style-name="T1">PUK Policy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3.82cm" svg:x="1.042cm" svg:y="1.641cm">
          <draw:image xlink:href="Pictures/100000000000089800000258D8FE7EF4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